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6b2d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letter-spacing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font-size="12pt" fo:letter-spacing="normal" style:font-size-asian="12pt" style:font-size-complex="12pt" loext:padding="0in" loext:border="none"/>
    </style:style>
    <style:style style:name="T1" style:family="text">
      <style:text-properties style:font-style-asian="normal" style:font-weight-asian="normal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letter-spacing="normal" style:font-style-asian="normal" style:font-weight-asian="normal" loext:padding="0in" loext:border="none"/>
    </style:style>
    <style:style style:name="T4" style:family="text">
      <style:text-properties fo:font-variant="normal" fo:text-transform="none" fo:letter-spacing="normal" fo:font-style="normal" fo:font-weight="normal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第十八章</text:h>
      <text:p text:style-name="P3"><text:span text:style-name="T1">2.</text:span></text:p>
      <text:p text:style-name="P3"><text:span text:style-name="T1">（</text:span><text:span text:style-name="T2">1</text:span><text:span text:style-name="T1">）加强幂率效应：优先推荐热度高的文章，或是提供热度榜。</text:span></text:p>
      <text:p text:style-name="P3"><text:span text:style-name="T1">（</text:span><text:span text:style-name="T2">2</text:span><text:span text:style-name="T1">）减弱幂率效应：优先推送热度低的文章，或是随机推送。</text:span></text:p>
      <text:p text:style-name="Standard"/>
      <text:p text:style-name="P1">3.</text:p>
      <text:p text:style-name="P1"><text:span text:style-name="T3">（</text:span><text:span text:style-name="T4">a</text:span><text:span text:style-name="T3">）更接近幂律分布，按照经验推断，康奈尔大学应该采用了学生自己选课的方式，因此如果一门课有较多学生选择，则会有更多学生愿意选择这门课，符合幂律分布的规律。</text:span></text:p>
      <text:p text:style-name="Standard"/>
      <text:p text:style-name="P2"><text:span text:style-name="T1">（</text:span><text:span text:style-name="T2">b</text:span><text:span text:style-name="T1">）中，小学上课的教室应该是由老师统一安排的，而不是自主选择的。所以（</text:span><text:span text:style-name="T2">a</text:span><text:span text:style-name="T1">）更接近幂律分布。</text:span>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张金源/76066001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1:48:45.182019268</meta:creation-date>
    <dc:date>2018-06-22T01:57:41.555536548</dc:date>
    <meta:editing-duration>PT8M56S</meta:editing-duration>
    <meta:editing-cycles>1</meta:editing-cycles>
    <meta:document-statistic meta:table-count="0" meta:image-count="0" meta:object-count="0" meta:page-count="1" meta:paragraph-count="9" meta:word-count="191" meta:character-count="202" meta:non-whitespace-character-count="201"/>
    <meta:generator>LibreOffice/6.0.3.2$Linux_X86_64 LibreOffice_project/00m0$Build-2</meta:generator>
  </office:meta>
</office:document-meta>
</file>